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MENÚ REGISTRO</text:span></text:p>
      <text:p text:style-name="P3"/>
      <text:p text:style-name="P1">-El usuario podrá ingresar su nombre de usuario en un cuadro de texto.</text:p>
      <text:p text:style-name="P1"/>
      <text:p text:style-name="P1">-El usuario podrá ingresar su contraseña en un cuadro de texto.</text:p>
      <text:p text:style-name="P1"/>
      <text:p text:style-name="P1">-El usuario podrá ingresar su correo electrónico en un cuadro de texto.</text:p>
      <text:p text:style-name="P1"/>
      <text:p text:style-name="P1">-El usuario podrá completar el registro pulsando sobre un botón.</text:p>
      <text:p text:style-name="P1"/>
      <text:p text:style-name="P1">-Las credenciales deben ser insertadas en la base de datos del proyecto.</text:p>
      <text:p text:style-name="P1"/>
      <text:p text:style-name="P1">-El usuario podrá minimizar la pestaña pulsando sobre un botón.</text:p>
      <text:p text:style-name="P1"/>
      <text:p text:style-name="P1">-El usuario podrá cerrar la pestaña pulsando sobre un botón.</text:p>
      <text:p text:style-name="P1"/>
      <text:p text:style-name="P1">-El usuario podrá mover la ventana de la aplicación pulsando</text:p>
      <text:p text:style-name="P1">sobre la parte superior de esta.</text:p>
      <text:p text:style-name="P1"/>
      <text:p text:style-name="P1"/>
      <text:p text:style-name="P2"><text:span text:style-name="T1">2. MENÚ IDENTIFICACIÓN</text:span></text:p>
      <text:p text:style-name="P5"/>
      <text:p text:style-name="P1">-El usuario podrá ingresar su nombre de usuario en un cuadro de texto.</text:p>
      <text:p text:style-name="P1"/>
      <text:p text:style-name="P1">-El usuario podrá ingresar su contraseña en un cuadro de texto.</text:p>
      <text:p text:style-name="P1"/>
      <text:p text:style-name="P1">-El usuario podrá identificarse pulsando sobre un botón.</text:p>
      <text:p text:style-name="P1"/>
      <text:p text:style-name="P1">-El usuario podrá intentar recuperar sus datos olvidados pulsando sobre un botón.</text:p>
      <text:p text:style-name="P1"/>
      <text:p text:style-name="P1">-Las credenciales válidas deben estar almacenadas en la base de datos del proyecto.</text:p>
      <text:p text:style-name="P1"/>
      <text:p text:style-name="P1">-El usuario podrá minimizar la pestaña pulsando sobre un botón.</text:p>
      <text:p text:style-name="P1"/>
      <text:p text:style-name="P1">-El usuario podrá cerrar la pestaña pulsando sobre un botón.</text:p>
      <text:p text:style-name="P1"/>
      <text:p text:style-name="P1">-El usuario podrá mover la ventana de la aplicación pulsando</text:p>
      <text:p text:style-name="P1">sobre la parte superior de esta.</text:p>
      <text:p text:style-name="P1"/>
      <text:p text:style-name="P1"/>
      <text:p text:style-name="P1"><text:span text:style-name="T1">3. MENÚ HAS OLVIDADO TU CONTRASEÑA</text:span></text:p>
      <text:p text:style-name="P6"/>
      <text:p text:style-name="P1"><text:span text:style-name="T2">-El usuario podrá ingresar su correo electrónico en un cuadro de texto.</text:span></text:p>
      <text:p text:style-name="P7"/>
      <text:p text:style-name="P1"><text:span text:style-name="T2">-El usuario podrá <text:s/>solicitar un mensaje de correo electrónico para cambiar</text:span></text:p>
      <text:p text:style-name="P1"><text:span text:style-name="T2"><text:s/>su contraseña pulsando sobre un botón.</text:span></text:p>
      <text:p text:style-name="P7"/>
      <text:p text:style-name="P1"><text:span text:style-name="T2">-El usuario podrá volver atrás si no desea seguir el procedimiento</text:span></text:p>
      <text:p text:style-name="P1"><text:span text:style-name="T2">pulsando sobre un botón.</text:span></text:p>
      <text:p text:style-name="P7"/>
      <text:p text:style-name="P1">-El usuario podrá mover la ventana de la aplicación pulsando</text:p>
      <text:p text:style-name="P1"><text:span text:style-name="T2">sobre la parte superior de esta.</text:span></text:p>
      <text:p text:style-name="P6"><text:soft-page-break/></text:p>
      <text:p text:style-name="P6"/>
      <text:p text:style-name="P1"><text:span text:style-name="T1">4. MENÚ INICIO</text:span></text:p>
      <text:p text:style-name="P6"/>
      <text:p text:style-name="P1"><text:span text:style-name="T2">-El usuario podrá echar un vistazo a su perfil pulsando sobre un botón.</text:span></text:p>
      <text:p text:style-name="P7"/>
      <text:p text:style-name="P1"><text:span text:style-name="T2">-El usuario podrá pulsar sobre un menú para filtrar entre todas los</text:span></text:p>
      <text:p text:style-name="P1"><text:span text:style-name="T2">vídeos por su categoría.</text:span></text:p>
      <text:p text:style-name="P7"/>
      <text:p text:style-name="P1"><text:span text:style-name="T2">-El usuario podrá buscar un vídeo específico por su nombre</text:span></text:p>
      <text:p text:style-name="P1"><text:span text:style-name="T2">escribiéndolo en un cuadro de texto y pulsando sobre un botón.</text:span></text:p>
      <text:p text:style-name="P7"/>
      <text:p text:style-name="P1"><text:span text:style-name="T2">-El usuario podrá pulsar sobre un botón para ver su lista de favoritos.</text:span></text:p>
      <text:p text:style-name="P4"/>
      <text:p text:style-name="P2">-El usuario podrá pulsar sobre un botón para cambiar los ajustes de la aplicación.</text:p>
      <text:p text:style-name="P2"/>
      <text:p text:style-name="P2">-Los vídeos se mostrarán de manera dinámica según los datos recogidos en la base</text:p>
      <text:p text:style-name="P2">de datos, sin necesidad de hacerlo manualmente en SceneBuilder.</text:p>
      <text:p text:style-name="P2"/>
      <text:p text:style-name="P2">-El usuario podrá hacer clic sobre los diferentes vídeos que </text:p>
      <text:p text:style-name="P2">se mostrarán por la pantalla para ser redirigido a su información.</text:p>
      <text:p text:style-name="P2"/>
      <text:p text:style-name="P1">-El usuario podrá minimizar la pestaña pulsando sobre un botón.</text:p>
      <text:p text:style-name="P1"/>
      <text:p text:style-name="P1">-El usuario podrá cerrar la pestaña pulsando sobre un botón.</text:p>
      <text:p text:style-name="P1"/>
      <text:p text:style-name="P1">-El usuario podrá volver atrás al menú de identificación pulsando sobre un botón.</text:p>
      <text:p text:style-name="P1"/>
      <text:p text:style-name="P1">-El usuario podrá mover la ventana de la aplicación pulsando</text:p>
      <text:p text:style-name="P1">sobre la parte superior de esta.</text:p>
      <text:p text:style-name="P1"/>
      <text:p text:style-name="P1"/>
      <text:p text:style-name="P1"><text:span text:style-name="T1">5. MENÚ CATEGORÍAS</text:span></text:p>
      <text:p text:style-name="P6"/>
      <text:p text:style-name="P1"><text:span text:style-name="T2">-El usuario podrá ver todos los nombres e imágenes de los </text:span></text:p>
      <text:p text:style-name="P1"><text:span text:style-name="T2">vídeos publicados en el servidor desde este menú.</text:span></text:p>
      <text:p text:style-name="P6"/>
      <text:p text:style-name="P1"><text:span text:style-name="T2">-El usuario podrá buscar un vídeo específico por su nombre</text:span></text:p>
      <text:p text:style-name="P1"><text:span text:style-name="T2">escribiéndolo en un cuadro de texto y pulsando sobre un botón.</text:span></text:p>
      <text:p text:style-name="P7"/>
      <text:p text:style-name="P1"><text:span text:style-name="T2">-El usuario podrá volver atrás al menú Inicio pulsando sobre un botón.</text:span></text:p>
      <text:p text:style-name="P7"/>
      <text:p text:style-name="P2">-El usuario podrá hacer clic sobre los diferentes vídeos que </text:p>
      <text:p text:style-name="P1"><text:span text:style-name="T2">se mostrarán por pantalla para ser redirigido a su información.</text:span></text:p>
      <text:p text:style-name="P6"/>
      <text:p text:style-name="P1">-El usuario podrá minimizar la pestaña pulsando sobre un botón.</text:p>
      <text:p text:style-name="P1"/>
      <text:p text:style-name="P1"><text:span text:style-name="T2">-El usuario podrá cerrar la pestaña pulsando sobre un botón.</text:span></text:p>
      <text:p text:style-name="P7"/>
      <text:p text:style-name="P1"><text:span text:style-name="T2">--El usuario podrá mover la ventana de la aplicación pulsando</text:span></text:p>
      <text:p text:style-name="P1"><text:span text:style-name="T2">sobre la parte superior de esta.</text:span></text:p>
      <text:p text:style-name="P7"/>
      <text:p text:style-name="P7"><text:soft-page-break/></text:p>
      <text:p text:style-name="P1"><text:span text:style-name="T1">6. MENÚ MI PERFIL</text:span></text:p>
      <text:p text:style-name="P6"/>
      <text:p text:style-name="P1"><text:span text:style-name="T2">-El usuario podrá ver todos sus datos de importancia. Esto incluye su usuario,</text:span></text:p>
      <text:p text:style-name="P1"><text:span text:style-name="T2">correo electrónico, su contraseña(cifrada) y su foto de perfil.</text:span></text:p>
      <text:p text:style-name="P7"/>
      <text:p text:style-name="P1"><text:span text:style-name="T2">-El usuario podrá cambiar su foto de perfil.</text:span></text:p>
      <text:p text:style-name="P7"/>
      <text:p text:style-name="P1"><text:span text:style-name="T2">-El usuario podrá cambiar su nombre de usuario.</text:span></text:p>
      <text:p text:style-name="P7"/>
      <text:p text:style-name="P1"><text:span text:style-name="T2">-El usuario podrá cambiar su contraseña.</text:span></text:p>
      <text:p text:style-name="P7"/>
      <text:p text:style-name="P1">-El usuario podrá minimizar la pestaña pulsando sobre un botón.</text:p>
      <text:p text:style-name="P1"/>
      <text:p text:style-name="P1"><text:span text:style-name="T2">-El usuario podrá cerrar la pestaña pulsando sobre un botón.</text:span></text:p>
      <text:p text:style-name="P7"/>
      <text:p text:style-name="P1"><text:span text:style-name="T2">--El usuario podrá mover la ventana de la aplicación pulsando</text:span></text:p>
      <text:p text:style-name="P1"><text:span text:style-name="T2">sobre la parte superior de esta.</text:span></text:p>
      <text:p text:style-name="P7"/>
      <text:p text:style-name="P7"/>
      <text:p text:style-name="P1"><text:span text:style-name="T1">7. MENÚ MI LISTA</text:span></text:p>
      <text:p text:style-name="P6"/>
      <text:p text:style-name="P1"><text:span text:style-name="T2">-El usuario podrá ver todos los nombres y fotos de los vídeos</text:span></text:p>
      <text:p text:style-name="P1"><text:span text:style-name="T2">de su lista ordenados alfabéticamente.</text:span></text:p>
      <text:p text:style-name="P7"/>
      <text:p text:style-name="P1"><text:span text:style-name="T2">-El usuario podrá buscar un vídeo específico por su nombre</text:span></text:p>
      <text:p text:style-name="P1"><text:span text:style-name="T2">escribiéndolo en un cuadro de texto y pulsando sobre un botón.</text:span></text:p>
      <text:p text:style-name="P1"/>
      <text:p text:style-name="P1">-El usuario podrá minimizar la pestaña pulsando sobre un botón.</text:p>
      <text:p text:style-name="P1"/>
      <text:p text:style-name="P1"><text:span text:style-name="T2">-El usuario podrá cerrar la pestaña pulsando sobre un botón.</text:span></text:p>
      <text:p text:style-name="P7"/>
      <text:p text:style-name="P1"><text:span text:style-name="T2">--El usuario podrá mover la ventana de la aplicación pulsando</text:span></text:p>
      <text:p text:style-name="P1"><text:span text:style-name="T2">sobre la parte superior de esta.</text:span></text:p>
      <text:p text:style-name="P7"/>
      <text:p text:style-name="P2">-El usuario podrá hacer clic sobre los diferentes vídeos que </text:p>
      <text:p text:style-name="P1"><text:span text:style-name="T2">se mostrarán por pantalla para ser redirigido a su información.</text:span></text:p>
      <text:p text:style-name="P7"/>
      <text:p text:style-name="P7"/>
      <text:p text:style-name="P1"><text:span text:style-name="T1">8. MENÚ AJUSTES</text:span></text:p>
      <text:p text:style-name="P6"/>
      <text:p text:style-name="P1"><text:span text:style-name="T2">(NO TENGO NI IDEA DE LAS OPCIONES QUE HABRÁ EN AJUSTES, OS LO DEJO A VOSOTROS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<text:span text:style-name="T1">9. MENÚ INFORMACIÓN VIDEOS</text:span></text:p>
      <text:p text:style-name="P6"/>
      <text:p text:style-name="P1"><text:span text:style-name="T2">-El usuario podrá ver los datos del vídeo.</text:span></text:p>
      <text:p text:style-name="P1"><text:span text:style-name="T2">Entre los datos figuran: nombre, descripción, PEGI, duración, (insertar todos los datos que queréis que se muestren).</text:span></text:p>
      <text:p text:style-name="P7"/>
      <text:p text:style-name="P1"><text:span text:style-name="T2">-El usuario podrá reproducir el vídeo pulsando sobre un botón (El cuál abrirá un reproductor).</text:span></text:p>
      <text:p text:style-name="P7"/>
      <text:p text:style-name="P1"><text:span text:style-name="T2">-El usuario podrá volver al menú anterior.</text:span></text:p>
      <text:p text:style-name="P7"/>
      <text:p text:style-name="P1">-El usuario podrá minimizar la pestaña pulsando sobre un botón.</text:p>
      <text:p text:style-name="P1"/>
      <text:p text:style-name="P1"><text:span text:style-name="T2">-El usuario podrá cerrar la pestaña pulsando sobre un botón.</text:span></text:p>
      <text:p text:style-name="P7"/>
      <text:p text:style-name="P1"><text:span text:style-name="T2">--El usuario podrá mover la ventana de la aplicación pulsando</text:span></text:p>
      <text:p text:style-name="P1"><text:span text:style-name="T2">sobre la parte superior de esta.</text:span></text:p>
      <text:p text:style-name="P7"/>
      <text:p text:style-name="P7"/>
      <text:p text:style-name="P1"><text:span text:style-name="T1">10. REPRODUCTOR</text:span></text:p>
      <text:p text:style-name="P6"/>
      <text:p text:style-name="P1"><text:span text:style-name="T2">-El usuario podrá reproducir y pausar el vídeo pulsando sobre un botón único.</text:span></text:p>
      <text:p text:style-name="P7"/>
      <text:p text:style-name="P1"><text:span text:style-name="T2">-El usuario podrá activar o desactivar el modo pantalla completa pulsando sobre un botón único.</text:span></text:p>
      <text:p text:style-name="P7"/>
      <text:p text:style-name="P1"><text:span text:style-name="T2">-El usuario podrá regular el volumen deslizando un slider.</text:span></text:p>
      <text:p text:style-name="P7"/>
      <text:p text:style-name="P1"><text:span text:style-name="T2">-El usuario podrá desplazarse en la duración del vídeo deslizando un slider.</text:span></text:p>
      <text:p text:style-name="P7"/>
      <text:p text:style-name="P1"><text:span text:style-name="T2">-El usuario podrá volver a la información de la película pulsando sobre un botón.</text:span></text:p>
      <text:p text:style-name="P7"/>
      <text:p text:style-name="P1">-El usuario podrá minimizar la pestaña pulsando sobre un botón.</text:p>
      <text:p text:style-name="P1"/>
      <text:p text:style-name="P1"><text:span text:style-name="T2">-El usuario podrá cerrar la pestaña pulsando sobre un botón.</text:span></text:p>
      <text:p text:style-name="P7"/>
      <text:p text:style-name="P1"><text:span text:style-name="T2">--El usuario podrá mover la ventana de la aplicación pulsando</text:span></text:p>
      <text:p text:style-name="P1"><text:span text:style-name="T2">sobre la parte superior de esta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text-properties fo:language="zxx" fo:country="none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4:29:00</dc:date>
    <meta:document-statistic meta:table-count="0" meta:image-count="0" meta:object-count="0" meta:page-count="4" meta:paragraph-count="99" meta:word-count="937" meta:character-count="5559" meta:non-whitespace-character-count="4720"/>
    <meta:generator>LibreOffice/7.2.4.1$Windows_X86_64 LibreOffice_project/27d75539669ac387bb498e35313b970b7fe9c4f9</meta:generator>
  </office:meta>
</office:document-meta>
</file>